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Inter Light" svg:font-family="'Inter Light'" style:font-pitch="variable"/>
    <style:font-face style:name="Roboto" svg:font-family="Roboto" style:font-adornments="Black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Inter Light" fo:font-size="14pt" fo:font-weight="bold" officeooo:rsid="000421a5" officeooo:paragraph-rsid="000421a5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Inter Light" fo:font-size="14pt" fo:font-style="normal" style:text-underline-style="solid" style:text-underline-width="auto" style:text-underline-color="font-color" fo:font-weight="bold" officeooo:rsid="00057907" officeooo:paragraph-rsid="00057907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Inter Light" fo:font-size="14pt" fo:font-style="normal" style:text-underline-style="none" fo:font-weight="bold" officeooo:rsid="000421a5" officeooo:paragraph-rsid="000421a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15%"/>
      <style:text-properties style:font-name="Inter Light" fo:font-size="16pt" fo:font-weight="bold" officeooo:rsid="000421a5" officeooo:paragraph-rsid="000421a5" style:font-weight-asian="bold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Inter Light" fo:font-size="16pt" style:text-underline-style="solid" style:text-underline-width="auto" style:text-underline-color="font-color" fo:font-weight="bold" officeooo:rsid="000421a5" officeooo:paragraph-rsid="000421a5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Inter Light" fo:font-size="12pt" fo:font-style="italic" style:text-underline-style="none" fo:font-weight="normal" officeooo:rsid="000421a5" officeooo:paragraph-rsid="000421a5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Inter Light" fo:font-size="12pt" fo:font-style="normal" style:text-underline-style="none" fo:font-weight="normal" officeooo:rsid="000750ad" officeooo:paragraph-rsid="000750ad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line-height="115%" fo:text-align="justify" style:justify-single-word="false"/>
      <style:text-properties style:font-name="Inter Light" fo:font-size="12pt" fo:font-style="normal" style:text-underline-style="none" fo:font-weight="bold" officeooo:rsid="00057907" officeooo:paragraph-rsid="00057907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line-height="115%" fo:text-align="justify" style:justify-single-word="false"/>
      <style:text-properties style:font-name="Inter Light" fo:font-size="12pt" fo:font-style="normal" style:text-underline-style="none" fo:font-weight="bold" officeooo:rsid="00065d65" officeooo:paragraph-rsid="00065d65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style:font-name="Inter Light" fo:font-size="12pt" fo:font-style="normal" style:text-underline-style="none" fo:font-weight="bold" officeooo:rsid="00070cca" officeooo:paragraph-rsid="00070cca" style:font-style-asian="normal" style:font-weight-asian="bold" style:font-style-complex="normal" style:font-weight-complex="bold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style:font-name="Inter Light" fo:font-size="12pt" fo:font-style="normal" style:text-underline-style="none" fo:font-weight="bold" officeooo:rsid="00070cca" officeooo:paragraph-rsid="00093ea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Inter Light" fo:font-size="12pt" fo:font-style="normal" style:text-underline-style="none" fo:font-weight="bold" officeooo:rsid="00070cca" officeooo:paragraph-rsid="00093eae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5d65" style:font-weight-asian="normal" style:font-weight-complex="normal"/>
    </style:style>
    <style:style style:name="T3" style:family="text">
      <style:text-properties fo:font-weight="normal" officeooo:rsid="00070cca" style:font-weight-asian="normal" style:font-weight-complex="normal"/>
    </style:style>
    <style:style style:name="T4" style:family="text">
      <style:text-properties fo:font-weight="normal" officeooo:rsid="000750ad" style:font-weight-asian="normal" style:font-weight-complex="normal"/>
    </style:style>
    <style:style style:name="T5" style:family="text">
      <style:text-properties officeooo:rsid="00057907"/>
    </style:style>
    <style:style style:name="T6" style:family="text">
      <style:text-properties fo:font-style="italic" officeooo:rsid="00093eae" style:font-style-asian="italic" style:font-style-complex="italic"/>
    </style:style>
    <style:style style:name="T7" style:family="text">
      <style:text-properties fo:font-weight="bold" officeooo:rsid="00093ea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070cca"/>
    </style:style>
    <style:style style:name="T10" style:family="text">
      <style:text-properties officeooo:rsid="000750ad"/>
    </style:style>
    <style:style style:name="T11" style:family="text">
      <style:text-properties officeooo:rsid="00093eae"/>
    </style:style>
    <style:style style:name="T12" style:family="text">
      <style:text-properties fo:font-size="14pt" style:text-underline-style="solid" style:text-underline-width="auto" style:text-underline-color="font-color" officeooo:rsid="000750ad"/>
    </style:style>
    <style:style style:name="T13" style:family="text">
      <style:text-properties fo:font-size="14pt" style:text-underline-style="solid" style:text-underline-width="auto" style:text-underline-color="font-color" fo:font-weight="normal" officeooo:rsid="000750ad" style:font-weight-asian="normal" style:font-weight-complex="normal"/>
    </style:style>
    <style:style style:name="T14" style:family="text">
      <style:text-properties officeooo:rsid="000a8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STAVO S. FERNANDES</text:span></text:p>
      <text:p text:style-name="P4"/>
      <text:p text:style-name="P5">MIX DE MARKETING E SEGMENTAÇÃO DE MERCADO</text:p>
      <text:p text:style-name="P3"/>
      <text:p text:style-name="P3"><text:span text:style-name="T5">SANTA HELENA </text:span><text:span text:style-name="T10">(PAÇOQUITA)</text:span></text:p>
      <text:p text:style-name="P6"/>
      <text:p text:style-name="P2">MIX DE MARKETING</text:p>
      <text:list xml:id="list3255966138" text:style-name="L2">
        <text:list-item>
          <text:p text:style-name="P8">PRODUTOS: <text:span text:style-name="T1">A empresa “Santa Helena” se identifica por </text:span><text:span text:style-name="T2">seus</text:span><text:span text:style-name="T1"> produtos derivados do </text:span>amendoim<text:span text:style-name="T1">, como a famosa Paçoquita. </text:span><text:span text:style-name="T2">Em sua grande maioria, o nome dos produtos faz alusão as características do amendoim e possuem embalagens muito coloridas e chamativas, em tamanhos pequenos visto que muitos dos produtos são vistos “aperitivos”.</text:span></text:p>
          <text:p text:style-name="P8"><text:span text:style-name="T2"/></text:p>
        </text:list-item>
        <text:list-item>
          <text:p text:style-name="P9">PREÇO: <text:span text:style-name="T1">Tendo em vista que grande parte de seus produtos são </text:span><text:span text:style-name="T8">consumidos em quantidades pequenas</text:span><text:span text:style-name="T1">, a Santa Helena costuma vender os mesmos em </text:span>pacotes ou engradados de <text:span text:style-name="T9">10</text:span> ou mais unidades<text:span text:style-name="T1">, com preços que passam da faixa dos R$ 2</text:span><text:span text:style-name="T3">4</text:span><text:span text:style-name="T1">,00. Porém ao levarmos em conta o valor unitário destes mesmos produtos, podemos observar que </text:span><text:span text:style-name="T3">estes geralmente costumam ser muito baratos, tendo destaque para a Paçoquita, que raramente passa da faixa de R$ 1,00.</text:span></text:p>
          <text:p text:style-name="P9"><text:span text:style-name="T3"/></text:p>
        </text:list-item>
        <text:list-item>
          <text:p text:style-name="P10">PROMOÇÃO:<text:span text:style-name="T1"> Tratando-se de uma das maiores (se não, A maior das) referências nos derivados do amendoim, a Santa Helena tem investido em parcerias com grandes marcas como a </text:span>Chiquinho Sorvetes<text:span text:style-name="T1"> em 2018, que rendeu (por tempo limitado) 3 novos produtos ao cardápio da sorveteria, todos contendo o carro-chefe da empresa, a Paçoquita.</text:span></text:p>
          <text:p text:style-name="P10"><text:span text:style-name="T1"/></text:p>
        </text:list-item>
        <text:list-item>
          <text:p text:style-name="P11">PRAÇA:<text:span text:style-name="T1"> Sendo a referência do mercado, a Paçoquita da Santa Helena é encontrada em todo o país e consegue agradar uma grande parte do público visto que se trata de um produto tradicionalmente brasileiro</text:span><text:span text:style-name="T4"> e que é extremamente acessível às pessoas, principalmente as de baixa renda.</text:span></text:p>
          <text:p text:style-name="P11"><text:span text:style-name="T13"/></text:p>
        </text:list-item>
      </text:list>
      <text:p text:style-name="P12"><text:span text:style-name="T13"/></text:p>
      <text:p text:style-name="P12"><text:span text:style-name="T12">SEGMENTAÇÃO DE MERCADO</text:span></text:p>
      <text:p text:style-name="P7"><text:tab/>No que <text:span text:style-name="T11">diz respeito a segmentação de mercado, o status de </text:span><text:span text:style-name="T6">“Líder nacional no seu segmento”</text:span><text:span text:style-name="T11"> aponta que a Paçoquita se enquadra em um cenário de </text:span><text:span text:style-name="T7">“Marketing de Massa”</text:span><text:span text:style-name="T11">, já que o produto principal consegue atende a necessidade e o desejo de diferentes clientes, independente de idade, renda, gênero e etc.</text:span></text:p>
      <text:p text:style-name="P7"/>
      <text:p text:style-name="P7"><text:soft-page-break/><text:tab/><text:span text:style-name="T11">Porém é possível também destacar que a empresa oferece derivados da Paçoquita para atender a necessidades mais pontuais, como a </text:span><text:span text:style-name="T6">“Paçoquita Esporte”</text:span><text:span text:style-name="T11"> – que conta com um acréscimo de proteínas do suplemento “Whey Protein” – e a </text:span><text:span text:style-name="T6">“Paçoquita Zero”</text:span><text:span text:style-name="T11"> – </text:span><text:span text:style-name="T14">q</text:span><text:span text:style-name="T11">ue pode ser acrescentada à dieta de pessoas que sofrem com a diabetes </text:span><text:span text:style-name="T14">ou preferem não consumir muito açúcar</text:span><text:span text:style-name="T1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Inter Light" svg:font-family="'Inter Light'" style:font-pitch="variable"/>
    <style:font-face style:name="Roboto" svg:font-family="Roboto" style:font-adornments="Black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07:38:01.563906185</meta:creation-date>
    <dc:date>2021-08-17T08:40:08.675788390</dc:date>
    <meta:editing-duration>PT20M59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2" meta:paragraph-count="15" meta:word-count="354" meta:character-count="2154" meta:non-whitespace-character-count="1814"/>
  </office:meta>
</office:document-meta>
</file>